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48">
            <text:p>1348</text:p>
          </table:table-cell>
          <table:table-cell table:style-name="ce23" office:value-type="float" office:value="135">
            <text:p>1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9">
            <text:p>659</text:p>
          </table:table-cell>
          <table:table-cell table:style-name="ce23" office:value-type="float" office:value="181">
            <text:p>1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15">
            <text:p>1715</text:p>
          </table:table-cell>
          <table:table-cell table:style-name="ce23" office:value-type="float" office:value="122">
            <text:p>1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16">
            <text:p>4816</text:p>
          </table:table-cell>
          <table:table-cell table:style-name="ce23" office:value-type="float" office:value="593">
            <text:p>59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29">
            <text:p>82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8">
            <text:p>2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7">
            <text:p>2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62">
            <text:p>6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34">
            <text:p>1734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13">
            <text:p>3613</text:p>
          </table:table-cell>
          <table:table-cell table:style-name="ce23" office:value-type="float" office:value="421">
            <text:p>4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429">
            <text:p>8429</text:p>
          </table:table-cell>
          <table:table-cell table:style-name="ce23" office:value-type="float" office:value="1014">
            <text:p>10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